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19" style:family="table-row">
      <style:table-row-properties style:row-height="0.2346in" fo:break-before="auto" style:use-optimal-row-height="false"/>
    </style:style>
    <style:style style:name="ro20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/>
    <style:style style:name="ce58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Կարեն</text:p>
          </table:table-cell>
          <table:table-cell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office:value-type="string">
            <text:p>+Mariam</text:p>
          </table:table-cell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+Mariam</text:p>
          </table:table-cell>
          <table:table-cell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ariam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55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55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8" office:value-type="string">
            <text:p>Գայանե</text:p>
          </table:table-cell>
          <table:table-cell table:style-name="ce55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Նանե</text:p>
          </table:table-cell>
          <table:table-cell table:style-name="ce55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55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55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55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55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55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55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55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55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55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55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23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 office:value-type="string">
            <text:p>-Saqo</text:p>
          </table:table-cell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31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31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38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38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2300+[.P1]" office:value-type="float" office:value="2841.66666666667">
            <text:p>2841.6666666667</text:p>
          </table:table-cell>
          <table:table-cell table:formula="of:=13000/24" office:value-type="float" office:value="541.666666666667">
            <text:p>541.6666666667</text:p>
          </table:table-cell>
          <table:table-cell office:value-type="float" office:value="2300">
            <text:p>2300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3700">
            <text:p>37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8-08">
            <text:p>08/08/16</text:p>
          </table:table-cell>
          <table:table-cell office:value-type="float" office:value="8200">
            <text:p>82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style-name="ce2" table:formula="of:=SUM([.B3:.F3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նժելա</text:p>
          </table:table-cell>
          <table:table-cell table:style-name="ce55" office:value-type="float" office:value="-1350">
            <text:p>-1350</text:p>
          </table:table-cell>
          <table:table-cell office:value-type="float" office:value="10000">
            <text:p>10000</text:p>
          </table:table-cell>
          <table:table-cell/>
          <table:table-cell table:formula="of:=SUM([.G3];[.G32];[.G61];[.G91];[.G121];[.J2])" office:value-type="float" office:value="180800">
            <text:p>180800</text:p>
          </table:table-cell>
          <table:table-cell table:formula="of:=SUM([.H4];[.H33];[.H62];[.H92])" office:value-type="float" office:value="4864.12332254276">
            <text:p>4864.1233225428</text:p>
          </table:table-cell>
          <table:table-cell table:formula="of:=SUM([.O1];[.N4])" office:value-type="float" office:value="7705.78998920943">
            <text:p>7705.7899892094</text:p>
          </table:table-cell>
          <table:table-cell table:formula="of:=SUM([.J4];[.K4])" office:value-type="float" office:value="8650">
            <text:p>8650</text:p>
          </table:table-cell>
          <table:table-cell table:formula="of:=[.P4]-[.O4]" office:value-type="float" office:value="944.210010790574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մենուհի</text:p>
          </table:table-cell>
          <table:table-cell table:style-name="ce55" office:value-type="float" office:value="-2500">
            <text:p>-2500</text:p>
          </table:table-cell>
          <table:table-cell office:value-type="float" office:value="11000">
            <text:p>11000</text:p>
          </table:table-cell>
          <table:table-cell/>
          <table:table-cell table:formula="of:=SUM([.K34];[.K37];[.K38];[.K62];[.K92])" office:value-type="float" office:value="178500">
            <text:p>178500</text:p>
          </table:table-cell>
          <table:table-cell table:formula="of:=SUM([.H5];[.H33];[.H62];[.H92];[.H122])" office:value-type="float" office:value="6766.45722052883">
            <text:p>6766.4572205288</text:p>
          </table:table-cell>
          <table:table-cell table:formula="of:=SUM([.O1];[.N5])" office:value-type="float" office:value="9608.1238871955">
            <text:p>9608.1238871955</text:p>
          </table:table-cell>
          <table:table-cell table:style-name="ce8" table:formula="of:=SUM([.J5];[.K5])" office:value-type="float" office:value="8500">
            <text:p>8500</text:p>
          </table:table-cell>
          <table:table-cell table:formula="of:=[.P5]-[.O5]" office:value-type="float" office:value="-1108.1238871955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800">
            <text:p>800</text:p>
          </table:table-cell>
          <table:table-cell table:number-columns-repeated="2"/>
          <table:table-cell table:style-name="ce2" table:formula="of:=[.M5]-[.M4]" office:value-type="float" office:value="-2300">
            <text:p>-2300</text:p>
          </table:table-cell>
          <table:table-cell table:formula="of:=SUM([.H6];[.H35];[.H64];[.H94])" office:value-type="float" office:value="5794.12332254276">
            <text:p>5794.1233225428</text:p>
          </table:table-cell>
          <table:table-cell table:formula="of:=SUM([.O1];[.N6])" office:value-type="float" office:value="8635.78998920943">
            <text:p>8635.7899892094</text:p>
          </table:table-cell>
          <table:table-cell table:formula="of:=SUM([.J6])" office:value-type="float" office:value="800">
            <text:p>800</text:p>
          </table:table-cell>
          <table:table-cell table:formula="of:=[.P6]-[.O6]" office:value-type="float" office:value="-7835.78998920943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եգ</text:p>
          </table:table-cell>
          <table:table-cell table:style-name="ce7" office:value-type="float" office:value="4900">
            <text:p>4900</text:p>
          </table:table-cell>
          <table:table-cell table:number-columns-repeated="3"/>
          <table:table-cell table:formula="of:=SUM([.H7];[.H36];[.H65];[.H95])" office:value-type="float" office:value="4625.64035623371">
            <text:p>4625.6403562337</text:p>
          </table:table-cell>
          <table:table-cell table:formula="of:=SUM([.N7:.N7];[.O1])" office:value-type="float" office:value="7467.30702290037">
            <text:p>7467.3070229004</text:p>
          </table:table-cell>
          <table:table-cell table:formula="of:=SUM([.J7])" office:value-type="float" office:value="4900">
            <text:p>4900</text:p>
          </table:table-cell>
          <table:table-cell table:formula="of:=[.P7]-[.O7]" office:value-type="float" office:value="-2567.30702290037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5900">
            <text:p>-5900</text:p>
          </table:table-cell>
          <table:table-cell office:value-type="float" office:value="12850">
            <text:p>12850</text:p>
          </table:table-cell>
          <table:table-cell table:number-columns-repeated="2"/>
          <table:table-cell table:formula="of:=SUM([.H8];[.H37];[.H66];[.H96])" office:value-type="float" office:value="7696.45722052883">
            <text:p>7696.4572205288</text:p>
          </table:table-cell>
          <table:table-cell table:formula="of:=SUM([.N8:.N8];[.O1])" office:value-type="float" office:value="10538.1238871955">
            <text:p>10538.1238871955</text:p>
          </table:table-cell>
          <table:table-cell table:formula="of:=SUM([.J8];[.K8])" office:value-type="float" office:value="6950">
            <text:p>6950</text:p>
          </table:table-cell>
          <table:table-cell table:formula="of:=[.P8]-[.O8]" office:value-type="float" office:value="-3588.1238871955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Նանե</text:p>
          </table:table-cell>
          <table:table-cell table:style-name="ce7"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9];[.H38];[.H67];[.H97])" office:value-type="float" office:value="6393.72994780156">
            <text:p>6393.7299478016</text:p>
          </table:table-cell>
          <table:table-cell table:formula="of:=SUM([.N9:.N9];[.O1])" office:value-type="float" office:value="9235.39661446823">
            <text:p>9235.3966144682</text:p>
          </table:table-cell>
          <table:table-cell table:formula="of:=SUM([.J9];[.K9])" office:value-type="float" office:value="11500">
            <text:p>11500</text:p>
          </table:table-cell>
          <table:table-cell table:formula="of:=[.P9]-[.O9]" office:value-type="float" office:value="2264.60338553177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ասմիկ Դ․</text:p>
          </table:table-cell>
          <table:table-cell table:style-name="ce55" office:value-type="float" office:value="-1500">
            <text:p>-1500</text:p>
          </table:table-cell>
          <table:table-cell office:value-type="float" office:value="10650">
            <text:p>10650</text:p>
          </table:table-cell>
          <table:table-cell table:number-columns-repeated="2"/>
          <table:table-cell table:formula="of:=SUM([.H10];[.H39];[.H68];[.H98])" office:value-type="float" office:value="6205.69925726448">
            <text:p>6205.6992572645</text:p>
          </table:table-cell>
          <table:table-cell table:formula="of:=SUM([.N10:.N10];[.O1])" office:value-type="float" office:value="9047.36592393114">
            <text:p>9047.3659239312</text:p>
          </table:table-cell>
          <table:table-cell table:formula="of:=SUM([.J10];[.K10])" office:value-type="float" office:value="9150">
            <text:p>9150</text:p>
          </table:table-cell>
          <table:table-cell table:formula="of:=[.P10]-[.O10]" office:value-type="float" office:value="102.634076068858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Ժոզեֆ</text:p>
          </table:table-cell>
          <table:table-cell table:style-name="ce55" office:value-type="float" office:value="-5500">
            <text:p>-5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1];[.H40];[.H69];[.H99])" office:value-type="float" office:value="7696.45722052883">
            <text:p>7696.4572205288</text:p>
          </table:table-cell>
          <table:table-cell table:formula="of:=SUM([.N11:.N11];[.O1])" office:value-type="float" office:value="10538.1238871955">
            <text:p>10538.1238871955</text:p>
          </table:table-cell>
          <table:table-cell table:formula="of:=SUM([.J11];[.K11])" office:value-type="float" office:value="4500">
            <text:p>4500</text:p>
          </table:table-cell>
          <table:table-cell table:formula="of:=[.P11]-[.O11]" office:value-type="float" office:value="-6038.1238871955">
            <text:p>-6038.1238871955</text:p>
          </table:table-cell>
        </table:table-row>
        <table:table-row table:style-name="ro12">
          <table:table-cell table:number-columns-repeated="3"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31:.F31])" office:value-type="float" office:value="1511.85770750988">
            <text:p>1511.8577075099</text:p>
          </table:table-cell>
          <table:table-cell table:style-name="ce58" office:value-type="string">
            <text:p>Սարգիս</text:p>
          </table:table-cell>
          <table:table-cell table:style-name="ce55" office:value-type="float" office:value="-300">
            <text:p>-300</text:p>
          </table:table-cell>
          <table:table-cell office:value-type="float" office:value="8500">
            <text:p>8500</text:p>
          </table:table-cell>
          <table:table-cell table:number-columns-repeated="2"/>
          <table:table-cell table:formula="of:=SUM([.H12];[.H41];[.H70];[.H100])" office:value-type="float" office:value="5817.22306678829">
            <text:p>5817.2230667883</text:p>
          </table:table-cell>
          <table:table-cell table:formula="of:=SUM([.N12:.N12];[.Q1])" office:value-type="float" office:value="8117.22306678828">
            <text:p>8117.2230667883</text:p>
          </table:table-cell>
          <table:table-cell table:formula="of:=SUM([.J12];[.K12])" office:value-type="float" office:value="8200">
            <text:p>8200</text:p>
          </table:table-cell>
          <table:table-cell table:formula="of:=[.P12]-[.O12]" office:value-type="float" office:value="82.776933211715">
            <text:p>82.7769332117</text:p>
          </table:table-cell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Գենա</text:p>
          </table:table-cell>
          <table:table-cell table:style-name="ce55" office:value-type="float" office:value="-3800">
            <text:p>-3800</text:p>
          </table:table-cell>
          <table:table-cell office:value-type="float" office:value="5000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>
            <text:p>6210.0470833514</text:p>
          </table:table-cell>
          <table:table-cell table:formula="of:=SUM([.N13:.N13];[.O1])" office:value-type="float" office:value="9051.7137500181">
            <text:p>9051.7137500181</text:p>
          </table:table-cell>
          <table:table-cell table:formula="of:=SUM([.J13];[.K13])" office:value-type="float" office:value="1200">
            <text:p>1200</text:p>
          </table:table-cell>
          <table:table-cell table:formula="of:=[.P13]-[.O13]" office:value-type="float" office:value="-7851.7137500181">
            <text:p>-7851.7137500181</text:p>
          </table:table-cell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Մհեր</text:p>
          </table:table-cell>
          <table:table-cell table:style-name="ce55" office:value-type="float" office:value="-3450">
            <text:p>-34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4];[.H43];[.H72];[.H102])" office:value-type="float" office:value="7696.45722052883">
            <text:p>7696.4572205288</text:p>
          </table:table-cell>
          <table:table-cell table:formula="of:=SUM([.N14:.N14];[.O1])" office:value-type="float" office:value="10538.1238871955">
            <text:p>10538.1238871955</text:p>
          </table:table-cell>
          <table:table-cell table:formula="of:=SUM([.J14];[.K14])" office:value-type="float" office:value="6550">
            <text:p>6550</text:p>
          </table:table-cell>
          <table:table-cell table:formula="of:=[.P14]-[.O14]" office:value-type="float" office:value="-3988.1238871955">
            <text:p>-3988.1238871955</text:p>
          </table:table-cell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600">
            <text:p>16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5];[.H44];[.H73];[.H103])" office:value-type="float" office:value="7696.45722052883">
            <text:p>7696.4572205288</text:p>
          </table:table-cell>
          <table:table-cell table:formula="of:=SUM([.N15:.N15];[.O1])" office:value-type="float" office:value="10538.1238871955">
            <text:p>10538.1238871955</text:p>
          </table:table-cell>
          <table:table-cell table:formula="of:=SUM([.J15];[.K15])" office:value-type="float" office:value="11600">
            <text:p>11600</text:p>
          </table:table-cell>
          <table:table-cell table:formula="of:=[.P15]-[.O15]" office:value-type="float" office:value="1061.8761128045">
            <text:p>1061.8761128045</text:p>
          </table:table-cell>
        </table:table-row>
        <table:table-row table:style-name="ro12">
          <table:table-cell/>
          <table:table-cell office:value-type="string">
            <text:p>-Araks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րաչ</text:p>
          </table:table-cell>
          <table:table-cell table:style-name="ce7" office:value-type="float" office:value="3200">
            <text:p>32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6];[.H45];[.H74];[.H104])" office:value-type="float" office:value="7323.72994780156">
            <text:p>7323.7299478016</text:p>
          </table:table-cell>
          <table:table-cell table:formula="of:=SUM([.N16:.N16];[.O1])" office:value-type="float" office:value="10165.3966144682">
            <text:p>10165.3966144682</text:p>
          </table:table-cell>
          <table:table-cell table:formula="of:=SUM([.J16];[.K16])" office:value-type="float" office:value="13200">
            <text:p>13200</text:p>
          </table:table-cell>
          <table:table-cell table:formula="of:=[.P16]-[.O16]" office:value-type="float" office:value="3034.60338553177">
            <text:p>3034.6033855318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4" office:value-type="string">
            <text:p>-Tamara</text:p>
          </table:table-cell>
          <table:table-cell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4400">
            <text:p>44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7];[.H46];[.H75];[.H105])" office:value-type="float" office:value="3816.7847191172">
            <text:p>3816.7847191172</text:p>
          </table:table-cell>
          <table:table-cell table:formula="of:=SUM([.O1];[.N17])" office:value-type="float" office:value="6658.45138578387">
            <text:p>6658.4513857839</text:p>
          </table:table-cell>
          <table:table-cell table:formula="of:=SUM([.J17];[.K17])" office:value-type="float" office:value="14400">
            <text:p>14400</text:p>
          </table:table-cell>
          <table:table-cell table:formula="of:=[.P17]-[.O17]" office:value-type="float" office:value="7741.54861421613">
            <text:p>7741.5486142161</text:p>
          </table:table-cell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table:style-name="ce38" office:value-type="string">
            <text:p>Մարիամ</text:p>
          </table:table-cell>
          <table:table-cell table:style-name="ce55"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8];[.H47];[.H76];[.H106])" office:value-type="float" office:value="7696.45722052883">
            <text:p>7696.4572205288</text:p>
          </table:table-cell>
          <table:table-cell table:formula="of:=SUM([.N18:.N18];[.O1])" office:value-type="float" office:value="10538.1238871955">
            <text:p>10538.1238871955</text:p>
          </table:table-cell>
          <table:table-cell table:formula="of:=SUM([.J18];[.K18])" office:value-type="float" office:value="0">
            <text:p>0</text:p>
          </table:table-cell>
          <table:table-cell table:formula="of:=[.P18]-[.O18]" office:value-type="float" office:value="-10538.1238871955">
            <text:p>-10538.1238871955</text:p>
          </table:table-cell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Նաիրա</text:p>
          </table:table-cell>
          <table:table-cell table:style-name="ce55" office:value-type="float" office:value="-2350">
            <text:p>-23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9];[.H48];[.H77];[.H107])" office:value-type="float" office:value="7302.33957347001">
            <text:p>7302.33957347</text:p>
          </table:table-cell>
          <table:table-cell table:formula="of:=SUM([.N19:.N19];[.O1])" office:value-type="float" office:value="10144.0062401367">
            <text:p>10144.0062401367</text:p>
          </table:table-cell>
          <table:table-cell table:formula="of:=SUM([.J19];[.K19])" office:value-type="float" office:value="7650">
            <text:p>7650</text:p>
          </table:table-cell>
          <table:table-cell table:formula="of:=[.P19]-[.O19]" office:value-type="float" office:value="-2494.00624013668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style-name="ce7" office:value-type="float" office:value="1600">
            <text:p>1600</text:p>
          </table:table-cell>
          <table:table-cell table:number-columns-repeated="3"/>
          <table:table-cell table:formula="of:=SUM([.H20];[.H49];[.H78];[.H108])" office:value-type="float" office:value="1651.91304347826">
            <text:p>1651.9130434783</text:p>
          </table:table-cell>
          <table:table-cell table:formula="of:=SUM([.N20:.N20];[.O1])" office:value-type="float" office:value="4493.57971014493">
            <text:p>4493.5797101449</text:p>
          </table:table-cell>
          <table:table-cell table:formula="of:=SUM([.J20])" office:value-type="float" office:value="1600">
            <text:p>1600</text:p>
          </table:table-cell>
          <table:table-cell table:formula="of:=[.P20]-[.O20]" office:value-type="float" office:value="-2893.57971014493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Edgar</text:p>
          </table:table-cell>
          <table:table-cell table:style-name="ce55" office:value-type="float" office:value="-5000">
            <text:p>-5000</text:p>
          </table:table-cell>
          <table:table-cell office:value-type="float" office:value="13000">
            <text:p>13000</text:p>
          </table:table-cell>
          <table:table-cell table:number-columns-repeated="2"/>
          <table:table-cell table:formula="of:=SUM([.H21];[.H50];[.H79];[.H109])" office:value-type="float" office:value="7302.33957347001">
            <text:p>7302.33957347</text:p>
          </table:table-cell>
          <table:table-cell table:formula="of:=SUM([.N21:.N21];[.O1])" office:value-type="float" office:value="10144.0062401367">
            <text:p>10144.0062401367</text:p>
          </table:table-cell>
          <table:table-cell table:formula="of:=SUM([.J21];[.K21])" office:value-type="float" office:value="8000">
            <text:p>8000</text:p>
          </table:table-cell>
          <table:table-cell table:formula="of:=[.P21]-[.O21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Hasmik K</text:p>
          </table:table-cell>
          <table:table-cell table:style-name="ce7" office:value-type="float" office:value="450">
            <text:p>45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2];[.H51];[.H80];[.H110])" office:value-type="float" office:value="7696.45722052883">
            <text:p>7696.4572205288</text:p>
          </table:table-cell>
          <table:table-cell table:formula="of:=SUM([.N22:.N22];[.O1])" office:value-type="float" office:value="10538.1238871955">
            <text:p>10538.1238871955</text:p>
          </table:table-cell>
          <table:table-cell table:formula="of:=SUM([.J22];[.K22])" office:value-type="float" office:value="8450">
            <text:p>8450</text:p>
          </table:table-cell>
          <table:table-cell table:formula="of:=[.P22]-[.O22]" office:value-type="float" office:value="-2088.1238871955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Smbat</text:p>
          </table:table-cell>
          <table:table-cell table:style-name="ce55" office:value-type="float" office:value="-3250">
            <text:p>-3250</text:p>
          </table:table-cell>
          <table:table-cell office:value-type="float" office:value="11200">
            <text:p>11200</text:p>
          </table:table-cell>
          <table:table-cell table:number-columns-repeated="2"/>
          <table:table-cell table:formula="of:=SUM([.H23];[.H52];[.H81];[.H111])" office:value-type="float" office:value="7696.45722052883">
            <text:p>7696.4572205288</text:p>
          </table:table-cell>
          <table:table-cell table:formula="of:=SUM([.N23:.N23];[.O1])" office:value-type="float" office:value="10538.1238871955">
            <text:p>10538.1238871955</text:p>
          </table:table-cell>
          <table:table-cell table:formula="of:=SUM([.J23];[.K23])" office:value-type="float" office:value="7950">
            <text:p>7950</text:p>
          </table:table-cell>
          <table:table-cell table:formula="of:=[.P23]-[.O23]" office:value-type="float" office:value="-2588.1238871955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>
            <text:p>1129.6066252588</text:p>
          </table:table-cell>
          <table:table-cell office:value-type="string">
            <text:p>Ani</text:p>
          </table:table-cell>
          <table:table-cell table:style-name="ce55" office:value-type="float" office:value="-100">
            <text:p>-10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4];[.H53];[.H82];[.H112])" office:value-type="float" office:value="5468.71018495571">
            <text:p>5468.7101849557</text:p>
          </table:table-cell>
          <table:table-cell table:formula="of:=SUM([.N24:.N24];[.O1])" office:value-type="float" office:value="8310.37685162238">
            <text:p>8310.3768516224</text:p>
          </table:table-cell>
          <table:table-cell table:formula="of:=SUM([.J24];[.K24])" office:value-type="float" office:value="7900">
            <text:p>7900</text:p>
          </table:table-cell>
          <table:table-cell table:formula="of:=[.P24]-[.O24]" office:value-type="float" office:value="-410.376851622375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>
            <text:p>1511.8577075099</text:p>
          </table:table-cell>
          <table:table-cell office:value-type="string">
            <text:p>Araks</text:p>
          </table:table-cell>
          <table:table-cell table:style-name="ce55" office:value-type="float" office:value="-1800">
            <text:p>-18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25];[.H54];[.H83];[.H113])" office:value-type="float" office:value="6537.95033951556">
            <text:p>6537.9503395156</text:p>
          </table:table-cell>
          <table:table-cell table:formula="of:=SUM([.N25:.N25];[.O1])" office:value-type="float" office:value="9379.61700618222">
            <text:p>9379.6170061822</text:p>
          </table:table-cell>
          <table:table-cell table:formula="of:=SUM([.J25];[.K25])" office:value-type="float" office:value="8200">
            <text:p>8200</text:p>
          </table:table-cell>
          <table:table-cell table:formula="of:=[.P25]-[.O25]" office:value-type="float" office:value="-1179.61700618222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26" office:value-type="string">
            <text:p>Meruj</text:p>
          </table:table-cell>
          <table:table-cell table:style-name="ce55" office:value-type="float" office:value="-4000">
            <text:p>-4000</text:p>
          </table:table-cell>
          <table:table-cell office:value-type="float" office:value="12000">
            <text:p>12000</text:p>
          </table:table-cell>
          <table:table-cell table:number-columns-repeated="2"/>
          <table:table-cell table:formula="of:=SUM([.H26];[.H55];[.H84];[.H114])" office:value-type="float" office:value="6954.33957347001">
            <text:p>6954.33957347</text:p>
          </table:table-cell>
          <table:table-cell table:formula="of:=SUM([.N26:.N26];[.Q1])" office:value-type="float" office:value="9254.33957347001">
            <text:p>9254.33957347</text:p>
          </table:table-cell>
          <table:table-cell table:formula="of:=SUM([.J26];[.K26])" office:value-type="float" office:value="8000">
            <text:p>8000</text:p>
          </table:table-cell>
          <table:table-cell table:formula="of:=[.P26]-[.O26]" office:value-type="float" office:value="-1254.33957347001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Jirayr</text:p>
          </table:table-cell>
          <table:table-cell table:style-name="ce55" office:value-type="float" office:value="-2300">
            <text:p>-2300</text:p>
          </table:table-cell>
          <table:table-cell office:value-type="float" office:value="10300">
            <text:p>10300</text:p>
          </table:table-cell>
          <table:table-cell table:number-columns-repeated="2"/>
          <table:table-cell table:formula="of:=SUM([.H27];[.H56];[.H85];[.H115])" office:value-type="float" office:value="7302.33957347001">
            <text:p>7302.33957347</text:p>
          </table:table-cell>
          <table:table-cell table:formula="of:=SUM([.N27:.N27];[.O1])" office:value-type="float" office:value="10144.0062401367">
            <text:p>10144.0062401367</text:p>
          </table:table-cell>
          <table:table-cell table:formula="of:=SUM([.J27];[.K27])" office:value-type="float" office:value="8000">
            <text:p>8000</text:p>
          </table:table-cell>
          <table:table-cell table:formula="of:=[.P27]-[.O27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>
            <text:p>1902.3338979861</text:p>
          </table:table-cell>
          <table:table-cell table:style-name="ce38" office:value-type="string">
            <text:p>Gevor</text:p>
          </table:table-cell>
          <table:table-cell table:style-name="ce55" office:value-type="float" office:value="-11100">
            <text:p>-11100</text:p>
          </table:table-cell>
          <table:table-cell office:value-type="float" office:value="19100">
            <text:p>19100</text:p>
          </table:table-cell>
          <table:table-cell table:number-columns-repeated="2"/>
          <table:table-cell table:formula="of:=SUM([.H28];[.H57];[.H86];[.H116])" office:value-type="float" office:value="7696.45722052883">
            <text:p>7696.4572205288</text:p>
          </table:table-cell>
          <table:table-cell table:formula="of:=SUM([.N28:.N28];[.O1])" office:value-type="float" office:value="10538.1238871955">
            <text:p>10538.1238871955</text:p>
          </table:table-cell>
          <table:table-cell table:formula="of:=SUM([.J28];[.K28])" office:value-type="float" office:value="8000">
            <text:p>8000</text:p>
          </table:table-cell>
          <table:table-cell table:formula="of:=[.P28]-[.O28]" office:value-type="float" office:value="-2538.1238871955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Ani G</text:p>
          </table:table-cell>
          <table:table-cell table:style-name="ce55" office:value-type="float" office:value="-7850">
            <text:p>-7850</text:p>
          </table:table-cell>
          <table:table-cell table:style-name="ce8" office:value-type="float" office:value="10000">
            <text:p>10000</text:p>
          </table:table-cell>
          <table:table-cell table:number-columns-repeated="2"/>
          <table:table-cell table:formula="of:=SUM([.H29];[.H59];[.H87];[.H117])" office:value-type="float" office:value="7696.45722052883">
            <text:p>7696.4572205288</text:p>
          </table:table-cell>
          <table:table-cell table:formula="of:=SUM([.N29:.N29];[.O1])" office:value-type="float" office:value="10538.1238871955">
            <text:p>10538.1238871955</text:p>
          </table:table-cell>
          <table:table-cell table:formula="of:=SUM([.J29];[.K29])" office:value-type="float" office:value="2150">
            <text:p>2150</text:p>
          </table:table-cell>
          <table:table-cell table:formula="of:=[.P29]-[.O29]" office:value-type="float" office:value="-8388.1238871955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Zori</text:p>
          </table:table-cell>
          <table:table-cell table:style-name="ce55" office:value-type="float" office:value="0">
            <text:p>0</text:p>
          </table:table-cell>
          <table:table-cell office:value-type="float" office:value="3900">
            <text:p>3900</text:p>
          </table:table-cell>
          <table:table-cell table:formula="of:=SUM([.H30];[.H58])" office:value-type="float" office:value="3879.67250141163">
            <text:p>3879.6725014116</text:p>
          </table:table-cell>
          <table:table-cell table:style-name="ce2" office:value-type="string">
            <text:p>Tina</text:p>
          </table:table-cell>
          <table:table-cell table:formula="of:=SUM([.H88];[.H118])" office:value-type="float" office:value="3816.7847191172">
            <text:p>3816.784719117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-3400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>
            <text:p>390.4761904762</text:p>
          </table:table-cell>
          <table:table-cell table:formula="of:=[.C3]/23" office:value-type="float" office:value="373.913043478261">
            <text:p>373.9130434783</text:p>
          </table:table-cell>
          <table:table-cell table:formula="of:=[.D3]/22" office:value-type="float" office:value="395.454545454545">
            <text:p>395.4545454545</text:p>
          </table:table-cell>
          <table:table-cell table:formula="of:=[.E3]/23" office:value-type="float" office:value="365.217391304348">
            <text:p>365.2173913043</text:p>
          </table:table-cell>
          <table:table-cell table:formula="of:=[.F3]/22" office:value-type="float" office:value="377.272727272727">
            <text:p>377.2727272727</text:p>
          </table:table-cell>
          <table:table-cell/>
          <table:table-cell table:style-name="ce2" table:formula="of:=SUM([.H4:.H30])" office:value-type="float" office:value="42200">
            <text:p>42200</text:p>
          </table:table-cell>
          <table:table-cell table:style-name="ce23" office:value-type="float" office:value="0">
            <text:p>0</text:p>
          </table:table-cell>
          <table:table-cell/>
          <table:table-cell table:style-name="ce2" table:formula="of:=SUM([.K4:.K30])" office:value-type="float" office:value="238500">
            <text:p>238500</text:p>
          </table:table-cell>
          <table:table-cell table:number-columns-repeated="6"/>
        </table:table-row>
        <table:table-row table:style-name="ro13">
          <table:table-cell table:style-name="ce57" office:value-type="string">
            <text:p>2<text:span text:style-name="T1">nd</text:span> 2016</text:p>
          </table:table-cell>
          <table:table-cell office:value-type="float" office:value="8400">
            <text:p>8400</text:p>
          </table:table-cell>
          <table:table-cell office:value-type="float" office:value="12500">
            <text:p>12500</text:p>
          </table:table-cell>
          <table:table-cell office:value-type="float" office:value="8200">
            <text:p>82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table:style-name="ce2" table:formula="of:=SUM([.B32:.F32])" office:value-type="float" office:value="45600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>
            <text:p>1612.1212121212</text:p>
          </table:table-cell>
          <table:table-cell office:value-type="string">
            <text:p>Արմենուհի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70000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9];[.C59];[.E59];[.F59])" office:value-type="float" office:value="1604.61133069829">
            <text:p>1604.6113306983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menuhi</text:p>
          </table:table-cell>
          <table:table-cell/>
          <table:table-cell office:value-type="string">
            <text:p>-Nane</text:p>
          </table:table-cell>
          <table:table-cell/>
          <table:table-cell office:value-type="string">
            <text:p>-Sargis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>
            <text:p>1604.611330698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>
            <text:p>1977.3386034256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>
            <text:p>365.2173913043</text:p>
          </table:table-cell>
          <table:table-cell table:formula="of:=[.C32]/24" office:value-type="float" office:value="520.833333333333">
            <text:p>520.8333333333</text:p>
          </table:table-cell>
          <table:table-cell table:formula="of:=[.D32]/22" office:value-type="float" office:value="372.727272727273">
            <text:p>372.7272727273</text:p>
          </table:table-cell>
          <table:table-cell table:formula="of:=[.E32]/24" office:value-type="float" office:value="345.833333333333">
            <text:p>345.8333333333</text:p>
          </table:table-cell>
          <table:table-cell table:formula="of:=[.F32]/22" office:value-type="float" office:value="372.727272727273">
            <text:p>372.7272727273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8500">
            <text:p>8500</text:p>
          </table:table-cell>
          <table:table-cell table:style-name="ce2" table:formula="of:=SUM([.B61:.F61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>
            <text:p>1401.18881118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>
            <text:p>1048.0267558529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/>
          <table:table-cell office:value-type="string">
            <text:p>-Hrach</text:p>
          </table:table-cell>
          <table:table-cell office:value-type="string">
            <text:p>-Gana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C88];[.D88];[.F88])" office:value-type="float" office:value="1051.18881118881">
            <text:p>1051.188811188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Tina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>
            <text:p>+Tina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>
            <text:p>688.461538461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>
            <text:p>1770.754028580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>
            <text:p>369.5652173913</text:p>
          </table:table-cell>
          <table:table-cell table:formula="of:=[.C61]/26" office:value-type="float" office:value="338.461538461538">
            <text:p>338.4615384615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50">
            <text:p>350</text:p>
          </table:table-cell>
          <table:table-cell table:formula="of:=[.F61]/25" office:value-type="float" office:value="340">
            <text:p>340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>
            <text:p>42400</text:p>
          </table:table-cell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14500">
            <text:p>14500</text:p>
          </table:table-cell>
          <table:table-cell office:value-type="float" office:value="8400">
            <text:p>84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6700">
            <text:p>6700</text:p>
          </table:table-cell>
          <table:table-cell table:style-name="ce2" table:formula="of:=SUM([.B91:.F91])" office:value-type="float" office:value="46900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>
            <text:p>1116.0306905371</text:p>
          </table:table-cell>
          <table:table-cell office:value-type="string">
            <text:p>Անժելա</text:p>
          </table:table-cell>
          <table:table-cell/>
          <table:table-cell office:value-type="float" office:value="33500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>
            <text:p>1322.11764705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njela</text:p>
          </table:table-cell>
          <table:table-cell table:number-columns-repeated="4"/>
          <table:table-cell table:formula="of:=SUM([.D118:.F118])" office:value-type="float" office:value="1116.03069053708">
            <text:p>1116.030690537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4"/>
          <table:table-cell table:formula="of:=SUM([.B118];[.C118];[.E118])" office:value-type="float" office:value="1278">
            <text:p>127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jela</text:p>
          </table:table-cell>
          <table:table-cell office:value-type="string">
            <text:p>-Areg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+Tina</text:p>
          </table:table-cell>
          <table:table-cell/>
          <table:table-cell table:formula="of:=SUM([.B118:.C118])" office:value-type="float" office:value="930">
            <text:p>930</text:p>
          </table:table-cell>
          <table:table-cell table:style-name="ce58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office:value-type="string">
            <text:p>-Meruj</text:p>
          </table:table-cell>
          <table:table-cell office:value-type="string">
            <text:p>-Meruj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reg</text:p>
          </table:table-cell>
          <table:table-cell/>
          <table:table-cell office:value-type="string">
            <text:p>-Gen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Tama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Nai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Hasmik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Jiray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Edga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rmenuhi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>
            <text:p>1278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>
            <text:p>1303.9130434783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>
            <text:p>2046.030690537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>
            <text:p>580</text:p>
          </table:table-cell>
          <table:table-cell table:formula="of:=[.C91]/24" office:value-type="float" office:value="350">
            <text:p>350</text:p>
          </table:table-cell>
          <table:table-cell table:formula="of:=[.D91]/23" office:value-type="float" office:value="373.913043478261">
            <text:p>373.9130434783</text:p>
          </table:table-cell>
          <table:table-cell table:formula="of:=[.E91]/25" office:value-type="float" office:value="348">
            <text:p>348</text:p>
          </table:table-cell>
          <table:table-cell table:formula="of:=[.F91]/17" office:value-type="float" office:value="394.117647058824">
            <text:p>394.1176470588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/>
          <table:table-cell table:number-columns-repeated="5"/>
          <table:table-cell table:style-name="ce2"/>
          <table:table-cell table:number-columns-repeated="10"/>
        </table:table-row>
        <table:table-row table:style-name="ro12">
          <table:table-cell table:number-columns-repeated="7"/>
          <table:table-cell/>
          <table:table-cell table:number-columns-repeated="9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1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8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  <table:table-cell office:value-type="float" office:value="2600">
            <text:p>2600</text:p>
          </table:table-cell>
          <table:table-cell/>
        </table:table-row>
        <table:table-row table:style-name="ro6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2300">
            <text:p>-2300</text:p>
          </table:table-cell>
          <table:table-cell table:number-columns-repeated="7"/>
        </table:table-row>
        <table:table-row table:style-name="ro13">
          <table:table-cell table:style-name="ce28" office:value-type="date" office:date-value="2016-05-09">
            <text:p>05/09/16</text:p>
          </table:table-cell>
          <table:table-cell office:value-type="float" office:value="8600">
            <text:p>8600</text:p>
          </table:table-cell>
          <table:table-cell office:value-type="float" office:value="9600">
            <text:p>96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table:style-name="ce2" table:formula="of:=SUM([.B3:.F3])" office:value-type="float" office:value="42400">
            <text:p>42400</text:p>
          </table:table-cell>
          <table:table-cell/>
          <table:table-cell office:value-type="string">
            <text:p>Meruj</text:p>
          </table:table-cell>
          <table:table-cell/>
          <table:table-cell office:value-type="float" office:value="1300">
            <text:p>13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Անժելա</text:p>
          </table:table-cell>
          <table:table-cell table:style-name="ce7" office:value-type="float" office:value="950">
            <text:p>950</text:p>
          </table:table-cell>
          <table:table-cell/>
          <table:table-cell table:formula="of:=SUM([.G3];[.G29];[.G54];[.G80])-[.J2]" office:value-type="float" office:value="140200">
            <text:p>140200</text:p>
          </table:table-cell>
          <table:table-cell office:value-type="string">
            <text:p>60000(salary)</text:p>
          </table:table-cell>
          <table:table-cell table:formula="of:=[.L5]+60000" office:value-type="float" office:value="204000">
            <text:p>204000</text:p>
          </table:table-cell>
          <table:table-cell table:formula="of:=SUM([.H4];[.H30];[.H55];[.H81])" office:value-type="float" office:value="6827.54499886079">
            <text:p>6827.5449988608</text:p>
          </table:table-cell>
          <table:table-cell table:formula="of:=SUM([.P1];[.O4])" office:value-type="float" office:value="9427.54499886079">
            <text:p>9427.5449988608</text:p>
          </table:table-cell>
          <table:table-cell table:formula="of:=[.J4]-[.P4]" office:value-type="float" office:value="-8477.54499886079">
            <text:p>-8477.5449988608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Արմենուհի</text:p>
          </table:table-cell>
          <table:table-cell table:style-name="ce55" office:value-type="float" office:value="8900">
            <text:p>8900</text:p>
          </table:table-cell>
          <table:table-cell office:value-type="float" office:value="10000">
            <text:p>10000</text:p>
          </table:table-cell>
          <table:table-cell table:formula="of:=SUM([.K34];[.K35];[.K36];[.K38];[.K39])" office:value-type="float" office:value="144000">
            <text:p>144000</text:p>
          </table:table-cell>
          <table:table-cell/>
          <table:table-cell table:formula="of:=[.K29]-[.N4]" office:value-type="float" office:value="13900">
            <text:p>13900</text:p>
          </table:table-cell>
          <table:table-cell table:formula="of:=SUM([.H5];[.H31];[.H56];[.H82])" office:value-type="float" office:value="6827.54499886079">
            <text:p>6827.5449988608</text:p>
          </table:table-cell>
          <table:table-cell table:formula="of:=SUM([.P1];[.O5])" office:value-type="float" office:value="9427.54499886079">
            <text:p>9427.5449988608</text:p>
          </table:table-cell>
          <table:table-cell table:formula="of:=[.J5]-[.P5]" office:value-type="float" office:value="-527.544998860789">
            <text:p>-527.5449988608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48" office:value-type="string">
            <text:p>Գայանե</text:p>
          </table:table-cell>
          <table:table-cell table:style-name="ce55" office:value-type="float" office:value="7150">
            <text:p>7150</text:p>
          </table:table-cell>
          <table:table-cell office:value-type="float" office:value="15000">
            <text:p>15000</text:p>
          </table:table-cell>
          <table:table-cell table:formula="of:=[.L5]-[.L4]" office:value-type="float" office:value="3800">
            <text:p>3800</text:p>
          </table:table-cell>
          <table:table-cell table:number-columns-repeated="2"/>
          <table:table-cell table:formula="of:=SUM([.H6];[.H32];[.H57];[.H83])" office:value-type="float" office:value="6827.54499886079">
            <text:p>6827.5449988608</text:p>
          </table:table-cell>
          <table:table-cell table:formula="of:=SUM([.P1];[.O6])" office:value-type="float" office:value="9427.54499886079">
            <text:p>9427.5449988608</text:p>
          </table:table-cell>
          <table:table-cell table:formula="of:=[.J6]-[.P6]" office:value-type="float" office:value="-2277.54499886079">
            <text:p>-2277.5449988608</text:p>
          </table:table-cell>
        </table:table-row>
        <table:table-row table:style-name="ro13">
          <table:table-cell/>
          <table:table-cell office:value-type="string">
            <text:p>-Edgar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55" office:value-type="float" office:value="-2550">
            <text:p>-2550</text:p>
          </table:table-cell>
          <table:table-cell table:number-columns-repeated="3"/>
          <table:table-cell table:formula="of:=[.K29]-60000-[.K34]-[.K35]-[.K36]-13000-[.K38]-[.K39]" office:value-type="float" office:value="900">
            <text:p>900</text:p>
          </table:table-cell>
          <table:table-cell table:formula="of:=SUM([.H84];[.H58])" office:value-type="float" office:value="2355.33492822966">
            <text:p>2355.3349282297</text:p>
          </table:table-cell>
          <table:table-cell table:formula="of:=SUM([.P1];[.O7])" office:value-type="float" office:value="4955.33492822967">
            <text:p>4955.3349282297</text:p>
          </table:table-cell>
          <table:table-cell table:formula="of:=[.J7]-[.P7]" office:value-type="float" office:value="-7505.33492822967">
            <text:p>-7505.3349282297</text:p>
          </table:table-cell>
        </table:table-row>
        <table:table-row table:style-name="ro13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6450">
            <text:p>64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8];[.H34];[.H59];[.H85])" office:value-type="float" office:value="6827.54499886079">
            <text:p>6827.5449988608</text:p>
          </table:table-cell>
          <table:table-cell table:formula="of:=SUM([.O8:.O8];[.P1])" office:value-type="float" office:value="9427.54499886079">
            <text:p>9427.5449988608</text:p>
          </table:table-cell>
          <table:table-cell table:formula="of:=[.J8]-[.P8]" office:value-type="float" office:value="-2977.54499886079">
            <text:p>-2977.5449988608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12250">
            <text:p>122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9];[.H35];[.H60];[.H86])" office:value-type="float" office:value="6827.54499886079">
            <text:p>6827.5449988608</text:p>
          </table:table-cell>
          <table:table-cell table:formula="of:=SUM([.O9:.O9];[.P1])" office:value-type="float" office:value="9427.54499886079">
            <text:p>9427.5449988608</text:p>
          </table:table-cell>
          <table:table-cell table:formula="of:=[.J9]-[.P9]" office:value-type="float" office:value="2822.45500113921">
            <text:p>2822.4550011392</text:p>
          </table:table-cell>
        </table:table-row>
        <table:table-row table:style-name="ro13">
          <table:table-cell table:number-columns-repeated="2"/>
          <table:table-cell office:value-type="string">
            <text:p>-Tamara</text:p>
          </table:table-cell>
          <table:table-cell office:value-type="string">
            <text:p>-Edgar</text:p>
          </table:table-cell>
          <table:table-cell office:value-type="string">
            <text:p>-Hasmik K</text:p>
          </table:table-cell>
          <table:table-cell office:value-type="string">
            <text:p>-Hasmik K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office:value-type="string">
            <text:p>Հասմիկ Դ․</text:p>
          </table:table-cell>
          <table:table-cell table:style-name="ce7" office:value-type="float" office:value="11100">
            <text:p>1110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10];[.H36])" office:value-type="float" office:value="4022.21007063112">
            <text:p>4022.2100706311</text:p>
          </table:table-cell>
          <table:table-cell table:formula="of:=SUM([.O10:.O10];[.P1])" office:value-type="float" office:value="6622.21007063112">
            <text:p>6622.2100706311</text:p>
          </table:table-cell>
          <table:table-cell table:formula="of:=[.J10]-[.P10]" office:value-type="float" office:value="4477.78992936888">
            <text:p>4477.7899293689</text:p>
          </table:table-cell>
        </table:table-row>
        <table:table-row table:style-name="ro13">
          <table:table-cell table:number-columns-repeated="3"/>
          <table:table-cell table:style-name="ce3" office:value-type="string">
            <text:p>-Hasmik K</text:p>
          </table:table-cell>
          <table:table-cell office:value-type="string">
            <text:p>-Taron</text:p>
          </table:table-cell>
          <table:table-cell table:number-columns-repeated="2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Ժոզեֆ</text:p>
          </table:table-cell>
          <table:table-cell table:style-name="ce55"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11];[.H37];[.H62];[.H88])" office:value-type="float" office:value="6827.54499886079">
            <text:p>6827.5449988608</text:p>
          </table:table-cell>
          <table:table-cell table:formula="of:=SUM([.O11:.O11];[.P1])" office:value-type="float" office:value="9427.54499886079">
            <text:p>9427.5449988608</text:p>
          </table:table-cell>
          <table:table-cell table:formula="of:=[.J11]-[.P11]" office:value-type="float" office:value="-4427.54499886079">
            <text:p>-4427.5449988608</text:p>
          </table:table-cell>
        </table:table-row>
        <table:table-row table:style-name="ro13">
          <table:table-cell table:number-columns-repeated="3"/>
          <table:table-cell office:value-type="string">
            <text:p>-Tamara</text:p>
          </table:table-cell>
          <table:table-cell office:value-type="string">
            <text:p>-Ani G</text:p>
          </table:table-cell>
          <table:table-cell table:number-columns-repeated="2"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Գենա</text:p>
          </table:table-cell>
          <table:table-cell table:style-name="ce55" office:value-type="float" office:value="150">
            <text:p>150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SUM([.H12];[.H38];[.H63];[.H89])" office:value-type="float" office:value="5566.75552517658">
            <text:p>5566.7555251766</text:p>
          </table:table-cell>
          <table:table-cell table:formula="of:=SUM([.O12:.O12];[.P1])" office:value-type="float" office:value="8166.75552517658">
            <text:p>8166.7555251766</text:p>
          </table:table-cell>
          <table:table-cell table:formula="of:=[.J12]-[.P12]" office:value-type="float" office:value="-8016.75552517658">
            <text:p>-8016.755525176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Մհեր</text:p>
          </table:table-cell>
          <table:table-cell table:style-name="ce55"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3];[.H39];[.H64];[.H90])" office:value-type="float" office:value="6827.54499886079">
            <text:p>6827.5449988608</text:p>
          </table:table-cell>
          <table:table-cell table:formula="of:=SUM([.O13:.O13];[.P1])" office:value-type="float" office:value="9427.54499886079">
            <text:p>9427.5449988608</text:p>
          </table:table-cell>
          <table:table-cell table:formula="of:=[.J13]-[.P13]" office:value-type="float" office:value="-3427.54499886079">
            <text:p>-3427.5449988608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630.78149920255">
            <text:p>1630.7814992026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1050">
            <text:p>110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4];[.H40];[.H65];[.H91])" office:value-type="float" office:value="6001.75552517658">
            <text:p>6001.7555251766</text:p>
          </table:table-cell>
          <table:table-cell table:formula="of:=SUM([.O14:.O14];[.P1])" office:value-type="float" office:value="8601.75552517658">
            <text:p>8601.7555251766</text:p>
          </table:table-cell>
          <table:table-cell table:formula="of:=[.J14]-[.P14]" office:value-type="float" office:value="2448.24447482342">
            <text:p>2448.244474823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Հրաչ</text:p>
          </table:table-cell>
          <table:table-cell table:style-name="ce7" office:value-type="float" office:value="13000">
            <text:p>13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5];[.H41];[.H66];[.H92])" office:value-type="float" office:value="6827.54499886079">
            <text:p>6827.5449988608</text:p>
          </table:table-cell>
          <table:table-cell table:formula="of:=SUM([.O15:.O15];[.P1])" office:value-type="float" office:value="9427.54499886079">
            <text:p>9427.5449988608</text:p>
          </table:table-cell>
          <table:table-cell table:formula="of:=[.J15]-[.P15]" office:value-type="float" office:value="3572.45500113921">
            <text:p>3572.455001139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7750">
            <text:p>7750</text:p>
          </table:table-cell>
          <table:table-cell table:number-columns-repeated="4"/>
          <table:table-cell table:formula="of:=SUM([.H16];[.H42];[.H67];[.H93])" office:value-type="float" office:value="6410.87833219412">
            <text:p>6410.8783321941</text:p>
          </table:table-cell>
          <table:table-cell table:formula="of:=SUM([.O16:.O16];[.P1])" office:value-type="float" office:value="9010.87833219412">
            <text:p>9010.8783321941</text:p>
          </table:table-cell>
          <table:table-cell table:formula="of:=[.J16]-[.P16]" office:value-type="float" office:value="-1260.87833219412">
            <text:p>-1260.8783321941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38" office:value-type="string">
            <text:p>Մարիամ</text:p>
          </table:table-cell>
          <table:table-cell table:style-name="ce55" office:value-type="float" office:value="4500">
            <text:p>4500</text:p>
          </table:table-cell>
          <table:table-cell office:value-type="float" office:value="15000">
            <text:p>15000</text:p>
          </table:table-cell>
          <table:table-cell table:number-columns-repeated="3"/>
          <table:table-cell table:formula="of:=SUM([.H17];[.H43];[.H68];[.H94])" office:value-type="float" office:value="6827.54499886079">
            <text:p>6827.5449988608</text:p>
          </table:table-cell>
          <table:table-cell table:formula="of:=SUM([.O17:.O17];[.P1])" office:value-type="float" office:value="9427.54499886079">
            <text:p>9427.5449988608</text:p>
          </table:table-cell>
          <table:table-cell table:formula="of:=[.J17]-[.P17]" office:value-type="float" office:value="-4927.54499886079">
            <text:p>-4927.5449988608</text:p>
          </table:table-cell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style-name="ce55" office:value-type="float" office:value="6500">
            <text:p>6500</text:p>
          </table:table-cell>
          <table:table-cell office:value-type="float" office:value="9000">
            <text:p>9000</text:p>
          </table:table-cell>
          <table:table-cell table:number-columns-repeated="3"/>
          <table:table-cell table:formula="of:=SUM([.H18];[.H95])" office:value-type="float" office:value="1220.78947368421">
            <text:p>1220.7894736842</text:p>
          </table:table-cell>
          <table:table-cell table:formula="of:=SUM([.O18:.O18];[.P1])" office:value-type="float" office:value="3820.78947368421">
            <text:p>3820.7894736842</text:p>
          </table:table-cell>
          <table:table-cell table:formula="of:=[.J18]-[.P18]" office:value-type="float" office:value="2679.21052631579">
            <text:p>2679.2105263158</text:p>
          </table:table-cell>
        </table:table-row>
        <table:table-row table:style-name="ro13">
          <table:table-cell table:number-columns-repeated="7"/>
          <table:table-cell table:formula="of:=SUM([.B28];[.E28];[.F28])" office:value-type="float" office:value="1167.57575757576">
            <text:p>1167.5757575758</text:p>
          </table:table-cell>
          <table:table-cell office:value-type="string">
            <text:p>Թամարա</text:p>
          </table:table-cell>
          <table:table-cell table:style-name="ce55" office:value-type="float" office:value="7000">
            <text:p>7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9];[.H45];[.H70];[.H96])" office:value-type="float" office:value="5537.67259056733">
            <text:p>5537.6725905673</text:p>
          </table:table-cell>
          <table:table-cell table:formula="of:=SUM([.O19:.O19];[.P1])" office:value-type="float" office:value="8137.67259056733">
            <text:p>8137.6725905673</text:p>
          </table:table-cell>
          <table:table-cell table:formula="of:=[.J19]-[.P19]" office:value-type="float" office:value="-1137.67259056733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>
            <text:p>1213.0303030303</text:p>
          </table:table-cell>
          <table:table-cell office:value-type="string">
            <text:p>Edgar</text:p>
          </table:table-cell>
          <table:table-cell table:style-name="ce55" office:value-type="float" office:value="7850">
            <text:p>78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0];[.H46];[.H71];[.H97])" office:value-type="float" office:value="4364.79380268854">
            <text:p>4364.7938026885</text:p>
          </table:table-cell>
          <table:table-cell table:formula="of:=SUM([.O20:.O20];[.P1])" office:value-type="float" office:value="6964.79380268854">
            <text:p>6964.7938026885</text:p>
          </table:table-cell>
          <table:table-cell table:formula="of:=[.J20]-[.P20]" office:value-type="float" office:value="885.206197311461">
            <text:p>885.2061973115</text:p>
          </table:table-cell>
        </table:table-row>
        <table:table-row table:style-name="ro13">
          <table:table-cell table:number-columns-repeated="7"/>
          <table:table-cell table:formula="of:=SUM([.B28];[.C28])" office:value-type="float" office:value="827.272727272727">
            <text:p>827.2727272727</text:p>
          </table:table-cell>
          <table:table-cell office:value-type="string">
            <text:p>Hasmik K</text:p>
          </table:table-cell>
          <table:table-cell table:style-name="ce55"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3"/>
          <table:table-cell table:formula="of:=SUM([.H21])" office:value-type="float" office:value="827.272727272727">
            <text:p>827.2727272727</text:p>
          </table:table-cell>
          <table:table-cell office:value-type="float" office:value="800">
            <text:p>800</text:p>
          </table:table-cell>
          <table:table-cell table:formula="of:=[.J21]-[.P21]" office:value-type="float" office:value="-800">
            <text:p>-80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Smbat</text:p>
          </table:table-cell>
          <table:table-cell table:style-name="ce55" office:value-type="float" office:value="7400">
            <text:p>74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2];[.H47];[.H72];[.H98])" office:value-type="float" office:value="6827.54499886079">
            <text:p>6827.5449988608</text:p>
          </table:table-cell>
          <table:table-cell table:formula="of:=SUM([.O22:.O22];[.P1])" office:value-type="float" office:value="9427.54499886079">
            <text:p>9427.5449988608</text:p>
          </table:table-cell>
          <table:table-cell table:formula="of:=[.J22]-[.P22]" office:value-type="float" office:value="-2027.54499886079">
            <text:p>-2027.5449988608</text:p>
          </table:table-cell>
        </table:table-row>
        <table:table-row table:style-name="ro13">
          <table:table-cell table:number-columns-repeated="7"/>
          <table:table-cell table:formula="of:=SUM([.B28];[.C28];[.E28])" office:value-type="float" office:value="1237.27272727273">
            <text:p>1237.2727272727</text:p>
          </table:table-cell>
          <table:table-cell office:value-type="string">
            <text:p>Ani</text:p>
          </table:table-cell>
          <table:table-cell table:style-name="ce55" office:value-type="float" office:value="8600">
            <text:p>8600</text:p>
          </table:table-cell>
          <table:table-cell office:value-type="float" office:value="9000">
            <text:p>9000</text:p>
          </table:table-cell>
          <table:table-cell table:number-columns-repeated="3"/>
          <table:table-cell table:formula="of:=SUM([.H23];[.H48];[.H73];[.H99])" office:value-type="float" office:value="3636.58008658009">
            <text:p>3636.5800865801</text:p>
          </table:table-cell>
          <table:table-cell table:formula="of:=SUM([.O23:.O23];[.P1])" office:value-type="float" office:value="6236.58008658009">
            <text:p>6236.5800865801</text:p>
          </table:table-cell>
          <table:table-cell table:formula="of:=[.J23]-[.P23]" office:value-type="float" office:value="2363.41991341991">
            <text:p>2363.419913419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Araks</text:p>
          </table:table-cell>
          <table:table-cell table:style-name="ce55" office:value-type="float" office:value="8850">
            <text:p>88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4];[.H49];[.H74];[.H100])" office:value-type="float" office:value="6827.54499886079">
            <text:p>6827.5449988608</text:p>
          </table:table-cell>
          <table:table-cell table:formula="of:=SUM([.O24:.O24];[.P1])" office:value-type="float" office:value="9427.54499886079">
            <text:p>9427.5449988608</text:p>
          </table:table-cell>
          <table:table-cell table:formula="of:=[.J24]-[.P24]" office:value-type="float" office:value="-577.544998860789">
            <text:p>-577.5449988608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Jirayr</text:p>
          </table:table-cell>
          <table:table-cell table:style-name="ce55" office:value-type="float" office:value="8850">
            <text:p>885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25];[.H50];[.H75];[.H101])" office:value-type="float" office:value="6827.54499886079">
            <text:p>6827.5449988608</text:p>
          </table:table-cell>
          <table:table-cell table:formula="of:=SUM([.O25:.O25];[.P1])" office:value-type="float" office:value="9427.54499886079">
            <text:p>9427.5449988608</text:p>
          </table:table-cell>
          <table:table-cell table:formula="of:=[.J25]-[.P25]" office:value-type="float" office:value="-577.544998860789">
            <text:p>-577.5449988608</text:p>
          </table:table-cell>
        </table:table-row>
        <table:table-row table:style-name="ro13">
          <table:table-cell table:number-columns-repeated="7"/>
          <table:table-cell table:style-name="ce8" table:formula="of:=SUM([.B28:.F28])" office:value-type="float" office:value="2040.78149920255">
            <text:p>2040.7814992026</text:p>
          </table:table-cell>
          <table:table-cell table:style-name="ce38" office:value-type="string">
            <text:p>Gevor</text:p>
          </table:table-cell>
          <table:table-cell table:style-name="ce55"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6];[.H51];[.H76];[.H102])" office:value-type="float" office:value="6827.54499886079">
            <text:p>6827.5449988608</text:p>
          </table:table-cell>
          <table:table-cell table:formula="of:=SUM([.O26:.O26];[.P1])" office:value-type="float" office:value="9427.54499886079">
            <text:p>9427.5449988608</text:p>
          </table:table-cell>
          <table:table-cell table:formula="of:=[.J26]-[.P26]" office:value-type="float" office:value="-1927.54499886079">
            <text:p>-1927.5449988608</text:p>
          </table:table-cell>
        </table:table-row>
        <table:table-row table:style-name="ro13">
          <table:table-cell table:number-columns-repeated="4"/>
          <table:table-cell/>
          <table:table-cell table:number-columns-repeated="2"/>
          <table:table-cell table:formula="of:=SUM([.B28:.D28];[.F28])" office:value-type="float" office:value="1630.78149920255">
            <text:p>1630.7814992026</text:p>
          </table:table-cell>
          <table:table-cell office:value-type="string">
            <text:p>Ani G</text:p>
          </table:table-cell>
          <table:table-cell table:style-name="ce55" office:value-type="float" office:value="1700">
            <text:p>1700</text:p>
          </table:table-cell>
          <table:table-cell table:style-name="ce8" office:value-type="float" office:value="10000">
            <text:p>10000</text:p>
          </table:table-cell>
          <table:table-cell table:number-columns-repeated="3"/>
          <table:table-cell table:formula="of:=SUM([.H27];[.H52];[.H77];[.H103])" office:value-type="float" office:value="6001.75552517658">
            <text:p>6001.7555251766</text:p>
          </table:table-cell>
          <table:table-cell table:formula="of:=SUM([.O27:.O27];[.P1:.P2])" office:value-type="float" office:value="8601.75552517658">
            <text:p>8601.7555251766</text:p>
          </table:table-cell>
          <table:table-cell table:formula="of:=[.J27]-[.P27]" office:value-type="float" office:value="-6901.75552517658">
            <text:p>-6901.7555251766</text:p>
          </table:table-cell>
        </table:table-row>
        <table:table-row table:style-name="ro13">
          <table:table-cell/>
          <table:table-cell table:formula="of:=[.B3]/22" office:value-type="float" office:value="390.909090909091">
            <text:p>390.9090909091</text:p>
          </table:table-cell>
          <table:table-cell table:formula="of:=[.C3]/22" office:value-type="float" office:value="436.363636363636">
            <text:p>436.3636363636</text:p>
          </table:table-cell>
          <table:table-cell table:formula="of:=[.D3]/19" office:value-type="float" office:value="436.842105263158">
            <text:p>436.8421052632</text:p>
          </table:table-cell>
          <table:table-cell table:formula="of:=[.E3]/20" office:value-type="float" office:value="410">
            <text:p>410</text:p>
          </table:table-cell>
          <table:table-cell table:formula="of:=[.F3]/21" office:value-type="float" office:value="366.666666666667">
            <text:p>366.6666666667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office:value-type="string">
            <text:p>Tina</text:p>
          </table:table-cell>
          <table:table-cell table:style-name="ce55" office:value-type="float" office:value="0">
            <text:p>0</text:p>
          </table:table-cell>
          <table:table-cell office:value-type="float" office:value="5500">
            <text:p>5500</text:p>
          </table:table-cell>
          <table:table-cell table:number-columns-repeated="2"/>
          <table:table-cell office:value-type="string">
            <text:p>Arus</text:p>
          </table:table-cell>
          <table:table-cell table:formula="of:=SUM([.H78];[.H104])" office:value-type="float" office:value="1155.33492822967">
            <text:p>1155.3349282297</text:p>
          </table:table-cell>
          <table:table-cell/>
          <table:table-cell office:value-type="float" office:value="1200">
            <text:p>1200</text:p>
          </table:table-cell>
        </table:table-row>
        <table:table-row table:style-name="ro6">
          <table:table-cell table:style-name="ce57" office:value-type="string">
            <text:p>2<text:span text:style-name="T1">nd</text:span> 2016</text:p>
          </table:table-cell>
          <table:table-cell office:value-type="float" office:value="8500">
            <text:p>8500</text:p>
          </table:table-cell>
          <table:table-cell office:value-type="float" office:value="7900">
            <text:p>7900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office:value-type="float" office:value="7300">
            <text:p>7300</text:p>
          </table:table-cell>
          <table:table-cell table:style-name="ce2" table:formula="of:=SUM([.B29:.F29])" office:value-type="float" office:value="39200">
            <text:p>39200</text:p>
          </table:table-cell>
          <table:table-cell table:style-name="ce2" table:formula="of:=SUM([.H4:.H28])" office:value-type="float" office:value="42400">
            <text:p>42400</text:p>
          </table:table-cell>
          <table:table-cell table:style-name="ce23" office:value-type="float" office:value="900">
            <text:p>900</text:p>
          </table:table-cell>
          <table:table-cell/>
          <table:table-cell table:style-name="ce2" table:formula="of:=SUM([.K3:.K28])" office:value-type="float" office:value="217900">
            <text:p>2179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4000">
            <text:p>24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9000">
            <text:p>9000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Հասմիկ Դ․</text:p>
          </table:table-cell>
          <table:table-cell/>
          <table:table-cell office:value-type="float" office:value="45000">
            <text:p>45000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Edgar</text:p>
          </table:table-cell>
          <table:table-cell/>
          <table:table-cell office:value-type="string">
            <text:p>-Tamara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50000">
            <text:p>50000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Մհեր</text:p>
          </table:table-cell>
          <table:table-cell/>
          <table:table-cell office:value-type="float" office:value="16000">
            <text:p>16000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Stepan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D52];[.F52])" office:value-type="float" office:value="1564.7619047619">
            <text:p>1564.7619047619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];[.C52];[.D52];[.F52])" office:value-type="float" office:value="1564.7619047619">
            <text:p>1564.7619047619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9">
          <table:table-cell table:number-columns-repeated="7"/>
          <table:table-cell table:formula="of:=SUM([.B52];[.D52];[.E52];[.F52])" office:value-type="float" office:value="1586.42857142857">
            <text:p>1586.4285714286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];[.C52])" office:value-type="float" office:value="799.761904761905">
            <text:p>799.7619047619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8" table:formula="of:=SUM([.B52:.F52])" office:value-type="float" office:value="1981.42857142857">
            <text:p>1981.4285714286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29]/21" office:value-type="float" office:value="404.761904761905">
            <text:p>404.7619047619</text:p>
          </table:table-cell>
          <table:table-cell table:formula="of:=[.C29]/20" office:value-type="float" office:value="395">
            <text:p>395</text:p>
          </table:table-cell>
          <table:table-cell table:formula="of:=[.D29]/20" office:value-type="float" office:value="400">
            <text:p>400</text:p>
          </table:table-cell>
          <table:table-cell table:formula="of:=[.E29]/18" office:value-type="float" office:value="416.666666666667">
            <text:p>416.6666666667</text:p>
          </table:table-cell>
          <table:table-cell table:formula="of:=[.F29]/20" office:value-type="float" office:value="365">
            <text:p>365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28" office:value-type="string">
            <text:p>18/07/2016</text:p>
          </table:table-cell>
          <table:table-cell office:value-type="float" office:value="7900">
            <text:p>7900</text:p>
          </table:table-cell>
          <table:table-cell office:value-type="float" office:value="8100">
            <text:p>8100</text:p>
          </table:table-cell>
          <table:table-cell/>
          <table:table-cell office:value-type="float" office:value="7800">
            <text:p>7800</text:p>
          </table:table-cell>
          <table:table-cell office:value-type="float" office:value="7700">
            <text:p>7700</text:p>
          </table:table-cell>
          <table:table-cell table:style-name="ce2" table:formula="of:=SUM([.B54:.F54])" office:value-type="float" office:value="31500">
            <text:p>315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77];[.E77];[.F77])" office:value-type="float" office:value="1134.54545454545">
            <text:p>1134.5454545455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office:value-type="string">
            <text:p>-Areg</text:p>
          </table:table-cell>
          <table:table-cell/>
          <table:table-cell office:value-type="string">
            <text:p>+Arus</text:p>
          </table:table-cell>
          <table:table-cell office:value-type="string">
            <text:p>-Edgar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Edgar</text:p>
          </table:table-cell>
          <table:table-cell table:number-columns-repeated="2"/>
          <table:table-cell office:value-type="string">
            <text:p>+Aru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E77:.F77])" office:value-type="float" office:value="739.545454545454">
            <text:p>739.545454545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>
            <text:p>749.5454545455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];[.C77];[.E77])" office:value-type="float" office:value="1199.54545454545">
            <text:p>1199.545454545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8" table:formula="of:=SUM([.B77:.F77])" office:value-type="float" office:value="1584.54545454545">
            <text:p>1584.5454545455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54]/20" office:value-type="float" office:value="395">
            <text:p>395</text:p>
          </table:table-cell>
          <table:table-cell table:formula="of:=[.C54]/18" office:value-type="float" office:value="450">
            <text:p>450</text:p>
          </table:table-cell>
          <table:table-cell table:formula="of:=[.D54]/20" office:value-type="float" office:value="0">
            <text:p>0</text:p>
          </table:table-cell>
          <table:table-cell table:formula="of:=[.E54]/22" office:value-type="float" office:value="354.545454545455">
            <text:p>354.5454545455</text:p>
          </table:table-cell>
          <table:table-cell table:formula="of:=[.F54]/20" office:value-type="float" office:value="385">
            <text:p>385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2" table:formula="of:=SUM([.E77:.F77])" office:value-type="float" office:value="739.545454545454">
            <text:p>739.5454545455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28" office:value-type="string">
            <text:p>25/07/2016</text:p>
          </table:table-cell>
          <table:table-cell office:value-type="float" office:value="8800">
            <text:p>8800</text:p>
          </table:table-cell>
          <table:table-cell table:number-columns-repeated="2"/>
          <table:table-cell office:value-type="float" office:value="8100">
            <text:p>8100</text:p>
          </table:table-cell>
          <table:table-cell office:value-type="float" office:value="7900">
            <text:p>7900</text:p>
          </table:table-cell>
          <table:table-cell table:style-name="ce2" table:formula="of:=SUM([.B80:.F80])" office:value-type="float" office:value="24800">
            <text:p>248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>
            <text:p>-Taron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+Shoxik</text:p>
          </table:table-cell>
          <table:table-cell table:number-columns-repeated="2"/>
          <table:table-cell office:value-type="string">
            <text:p>-Ani</text:p>
          </table:table-cell>
          <table:table-cell office:value-type="string">
            <text:p>-Gay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Edgar</text:p>
          </table:table-cell>
          <table:table-cell office:value-type="string">
            <text:p>+Arus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4"/>
          <table:table-cell table:style-name="ce3" office:value-type="string">
            <text:p>+Shoxik</text:p>
          </table:table-cell>
          <table:table-cell office:value-type="string">
            <text:p>+Shoxik</text:p>
          </table:table-cell>
          <table:table-cell/>
          <table:table-cell table:formula="of:=SUM([.B103];[.E103])" office:value-type="float" office:value="805">
            <text:p>80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>
            <text:p>-Gena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E103])" office:value-type="float" office:value="805">
            <text:p>80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>
            <text:p>815.789473684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])" office:value-type="float" office:value="400">
            <text:p>400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80]/22" office:value-type="float" office:value="400">
            <text:p>400</text:p>
          </table:table-cell>
          <table:table-cell table:formula="of:=[.C80]/20" office:value-type="float" office:value="0">
            <text:p>0</text:p>
          </table:table-cell>
          <table:table-cell table:formula="of:=[.D80]/20" office:value-type="float" office:value="0">
            <text:p>0</text:p>
          </table:table-cell>
          <table:table-cell table:formula="of:=[.E80]/20" office:value-type="float" office:value="405">
            <text:p>405</text:p>
          </table:table-cell>
          <table:table-cell table:formula="of:=[.F80]/19" office:value-type="float" office:value="415.789473684211">
            <text:p>415.7894736842</text:p>
          </table:table-cell>
          <table:table-cell/>
          <table:table-cell table:style-name="ce8" table:formula="of:=SUM([.B103:.E103])" office:value-type="float" office:value="805">
            <text:p>805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103])" office:value-type="float" office:value="415.789473684211">
            <text:p>415.7894736842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5"/>
        <table:table-column table:style-name="co1" table:number-columns-repeated="6" table:default-cell-style-name="Default"/>
        <table:table-row table:style-name="ro1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6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/>
          <table:table-cell table:number-columns-repeated="4"/>
          <table:table-cell office:value-type="string">
            <text:p>Cook</text:p>
          </table:table-cell>
          <table:table-cell office:value-type="float" office:value="10000">
            <text:p>10000</text:p>
          </table:table-cell>
        </table:table-row>
        <table:table-row table:style-name="ro18">
          <table:table-cell table:style-name="ce28" office:value-type="date" office:date-value="2016-03-10">
            <text:p>03/10/16</text:p>
          </table:table-cell>
          <table:table-cell table:number-columns-repeated="2" office:value-type="float" office:value="7900">
            <text:p>7900</text:p>
          </table:table-cell>
          <table:table-cell table:number-columns-repeated="3"/>
          <table:table-cell table:style-name="ce2" table:formula="of:=SUM([.B3:.F3])" office:value-type="float" office:value="15800">
            <text:p>158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Անժելա</text:p>
          </table:table-cell>
          <table:table-cell table:style-name="ce7"/>
          <table:table-cell table:number-columns-repeated="6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26:.F26])" office:value-type="float" office:value="359.090909090909">
            <text:p>359.0909090909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8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26:.F26])" office:value-type="float" office:value="774.88038277512">
            <text:p>774.880382775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20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000">
            <text:p>4000</text:p>
          </table:table-cell>
          <table:table-cell table:number-columns-repeated="5"/>
        </table:table-row>
        <table:table-row table:style-name="ro20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table:style-name="ce31" office:value-type="string">
            <text:p>Նանե</text:p>
          </table:table-cell>
          <table:table-cell table:style-name="ce7"/>
          <table:table-cell table:number-columns-repeated="6"/>
        </table:table-row>
        <table:table-row table:style-name="ro20">
          <table:table-cell/>
          <table:table-cell office:value-type="string">
            <text:p>-Tamara</text:p>
          </table:table-cell>
          <table:table-cell table:number-columns-repeated="5"/>
          <table:table-cell table:formula="of:=SUM([.B26:.F26])" office:value-type="float" office:value="774.88038277512">
            <text:p>774.8803827751</text:p>
          </table:table-cell>
          <table:table-cell office:value-type="string">
            <text:p>Հասմիկ Դ․</text:p>
          </table:table-cell>
          <table:table-cell table:style-name="ce7"/>
          <table:table-cell table:number-columns-repeated="6"/>
        </table:table-row>
        <table:table-row table:style-name="ro13">
          <table:table-cell/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formula="of:=SUM([.B26:.F26])" office:value-type="float" office:value="774.88038277512">
            <text:p>774.880382775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20">
          <table:table-cell/>
          <table:table-cell office:value-type="string">
            <text:p>-Taron</text:p>
          </table:table-cell>
          <table:table-cell office:value-type="string">
            <text:p>-Anjela</text:p>
          </table:table-cell>
          <table:table-cell table:number-columns-repeated="4"/>
          <table:table-cell table:formula="of:=SUM([.B26:.F26])" office:value-type="float" office:value="774.88038277512">
            <text:p>774.8803827751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20">
          <table:table-cell/>
          <table:table-cell office:value-type="string">
            <text:p>-Gayane</text:p>
          </table:table-cell>
          <table:table-cell office:value-type="string">
            <text:p>-Nair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/>
          <table:table-cell table:number-columns-repeated="6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style-name="ce7"/>
          <table:table-cell table:number-columns-repeated="6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table:style-name="ce38" office:value-type="string">
            <text:p>Ստեփան</text:p>
          </table:table-cell>
          <table:table-cell table:style-name="ce7"/>
          <table:table-cell table:number-columns-repeated="6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table:style-name="ce38" office:value-type="string">
            <text:p>Մարիամ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26:.F26])" office:value-type="float" office:value="359.090909090909">
            <text:p>359.0909090909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Edgar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Smbat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Araks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774.88038277512">
            <text:p>774.8803827751</text:p>
          </table:table-cell>
          <table:table-cell office:value-type="string">
            <text:p>Jirayr</text:p>
          </table:table-cell>
          <table:table-cell table:number-columns-repeated="7"/>
        </table:table-row>
        <table:table-row table:style-name="ro18">
          <table:table-cell table:number-columns-repeated="7"/>
          <table:table-cell table:style-name="ce8" table:formula="of:=SUM([.B26:.F26])" office:value-type="float" office:value="774.88038277512">
            <text:p>774.8803827751</text:p>
          </table:table-cell>
          <table:table-cell table:style-name="ce38" office:value-type="string">
            <text:p>Gevor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26:.D26];[.F26])" office:value-type="float" office:value="774.88038277512">
            <text:p>774.8803827751</text:p>
          </table:table-cell>
          <table:table-cell office:value-type="string">
            <text:p>Ani G</text:p>
          </table:table-cell>
          <table:table-cell/>
          <table:table-cell table:style-name="ce8" office:value-type="float" office:value="10000">
            <text:p>10000</text:p>
          </table:table-cell>
          <table:table-cell table:number-columns-repeated="5"/>
        </table:table-row>
        <table:table-row table:style-name="ro18">
          <table:table-cell/>
          <table:table-cell table:formula="of:=[.B3]/19" office:value-type="float" office:value="415.789473684211">
            <text:p>415.7894736842</text:p>
          </table:table-cell>
          <table:table-cell table:formula="of:=[.C3]/22" office:value-type="float" office:value="359.090909090909">
            <text:p>359.0909090909</text:p>
          </table:table-cell>
          <table:table-cell table:formula="of:=[.D3]/19" office:value-type="float" office:value="0">
            <text:p>0</text:p>
          </table:table-cell>
          <table:table-cell table:formula="of:=[.E3]/20" office:value-type="float" office:value="0">
            <text:p>0</text:p>
          </table:table-cell>
          <table:table-cell table:formula="of:=[.F3]/21" office:value-type="float" office:value="0">
            <text:p>0</text:p>
          </table:table-cell>
          <table:table-cell/>
          <table:table-cell table:formula="of:=SUM([.B26:.F26])" office:value-type="float" office:value="774.88038277512">
            <text:p>774.8803827751</text:p>
          </table:table-cell>
          <table:table-cell office:value-type="string">
            <text:p>Tin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8">
          <table:table-cell table:style-name="ce57"/>
          <table:table-cell table:number-columns-repeated="5"/>
          <table:table-cell table:style-name="ce2" table:formula="of:=SUM([.B27:.F27])" office:value-type="float" office:value="0">
            <text:p>0</text:p>
          </table:table-cell>
          <table:table-cell table:formula="of:=SUM([.B26:.F26])" office:value-type="float" office:value="774.88038277512">
            <text:p>774.8803827751</text:p>
          </table:table-cell>
          <table:table-cell office:value-type="string">
            <text:p>Meruj</text:p>
          </table:table-cell>
          <table:table-cell table:style-name="Default"/>
          <table:table-cell table:style-name="ce2" table:formula="of:=SUM([.K3:.K26])" office:value-type="float" office:value="14000">
            <text:p>14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style-name="ce2" table:formula="of:=SUM([.H4:.H27])" office:value-type="float" office:value="15440.9090909091">
            <text:p>15440.9090909091</text:p>
          </table:table-cell>
          <table:table-cell table:style-name="ce23" office:value-type="float" office:value="900">
            <text:p>900</text:p>
          </table:table-cell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10/04/2016</text:date>, <text:time>10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4T10:36:25</dc:date>
    <meta:editing-duration>P10DT2H28M1S</meta:editing-duration>
    <meta:editing-cycles>3145</meta:editing-cycles>
    <meta:generator>OpenOffice/4.1.0$Unix OpenOffice.org_project/410m18$Build-9764</meta:generator>
    <dc:creator>Tamara Avagyan</dc:creator>
    <meta:document-statistic meta:table-count="19" meta:cell-count="8648" meta:object-count="0"/>
  </office:meta>
</office:document-meta>
</file>